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0.375cm" table:align="left"/>
    </style:style>
    <style:style style:name="Table1.A" style:family="table-column">
      <style:table-column-properties style:column-width="3.399cm"/>
    </style:style>
    <style:style style:name="Table1.B" style:family="table-column">
      <style:table-column-properties style:column-width="3.401cm"/>
    </style:style>
    <style:style style:name="Table1.C" style:family="table-column">
      <style:table-column-properties style:column-width="3.57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6.777cm" table:align="left"/>
    </style:style>
    <style:style style:name="Table2.A" style:family="table-column">
      <style:table-column-properties style:column-width="3.411cm"/>
    </style:style>
    <style:style style:name="Table2.B" style:family="table-column">
      <style:table-column-properties style:column-width="3.36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0.398cm" table:align="left"/>
    </style:style>
    <style:style style:name="Table3.A" style:family="table-column">
      <style:table-column-properties style:column-width="3.388cm"/>
    </style:style>
    <style:style style:name="Table3.C" style:family="table-column">
      <style:table-column-properties style:column-width="3.621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Preformatted_20_Text">
      <style:paragraph-properties fo:margin-left="0cm" fo:margin-right="0cm" fo:text-indent="0cm" style:auto-text-indent="false" fo:padding="0.053cm" fo:border="0.06pt solid #888888"/>
      <style:text-properties fo:font-variant="normal" fo:text-transform="none" fo:color="#000000" style:font-name="monospace" fo:letter-spacing="normal" fo:font-style="normal" fo:font-weight="normal"/>
    </style:style>
    <style:style style:name="P2" style:family="paragraph" style:parent-style-name="Preformatted_20_Text">
      <style:paragraph-properties fo:margin-top="0cm" fo:margin-bottom="0.499cm" fo:padding="0.053cm" fo:border="0.06pt solid #888888"/>
    </style:style>
    <style:style style:name="P3" style:family="paragraph" style:parent-style-name="Preformatted_20_Text">
      <style:paragraph-properties fo:padding="0.053cm" fo:border="0.06pt solid #888888"/>
    </style:style>
    <style:style style:name="P4" style:family="paragraph" style:parent-style-name="Preformatted_20_Text">
      <style:paragraph-properties fo:padding="0.053cm" fo:border="0.06pt solid #888888"/>
      <style:text-properties fo:font-variant="normal" fo:text-transform="none" fo:color="#000000" style:font-name="monospace" fo:letter-spacing="normal" fo:font-style="normal" fo:font-weight="normal"/>
    </style:style>
    <style:style style:name="P5" style:family="paragraph" style:parent-style-name="Preformatted_20_Text">
      <style:paragraph-properties fo:padding="0.053cm" fo:border="0.06pt solid #888888"/>
      <style:text-properties fo:font-variant="normal" fo:text-transform="none" fo:color="#000000" fo:letter-spacing="normal"/>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font-style="normal" style:font-style-asian="normal" style:font-style-complex="normal"/>
    </style:style>
    <style:style style:name="T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 style:family="text">
      <style:text-properties fo:color="#000088"/>
    </style:style>
    <style:style style:name="T6" style:family="text">
      <style:text-properties fo:color="#660066"/>
    </style:style>
    <style:style style:name="T7" style:family="text">
      <style:text-properties fo:color="#666600"/>
    </style:style>
    <style:style style:name="T8" style:family="text">
      <style:text-properties fo:color="#666600" style:font-name="monospace" fo:font-style="normal" fo:font-weight="normal"/>
    </style:style>
    <style:style style:name="T9" style:family="text">
      <style:text-properties fo:color="#006666"/>
    </style:style>
    <style:style style:name="T10" style:family="text">
      <style:text-properties fo:color="#006666" style:font-name="monospace" fo:font-style="normal" fo:font-weight="normal"/>
    </style:style>
    <style:style style:name="T11" style:family="text">
      <style:text-properties style:font-name="monospace" fo:font-style="normal" fo:font-weight="normal"/>
    </style:style>
    <style:style style:name="T12" style:family="text">
      <style:text-properties fo:font-variant="normal" fo:text-transform="none" fo:color="#000000" fo:letter-spacing="normal"/>
    </style:style>
    <style:style style:name="T13" style:family="text">
      <style:text-properties fo:font-variant="normal" fo:text-transform="none" fo:color="#000000" style:font-name="monospace" fo:letter-spacing="normal" fo:font-style="normal" fo:font-weight="normal"/>
    </style:style>
    <style:style style:name="T14" style:family="text">
      <style:text-properties fo:font-variant="normal" fo:text-transform="none" fo:color="#666600" style:font-name="monospace" fo:letter-spacing="normal" fo:font-style="normal" fo:font-weight="normal"/>
    </style:style>
    <style:style style:name="T15" style:family="text">
      <style:text-properties fo:font-variant="normal" fo:text-transform="none" fo:color="#006666" style:font-name="monospace"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aspberry Pi Traffic Lights...</text:h>
      <text:h text:style-name="Heading_20_2" text:outline-level="2">1) HARDWARE.</text:h>
      <text:p text:style-name="Standard">Get your breadboard and check its numbering. You'll see little letters across the short side, and tiny numbers running down the long side.</text:p>
      <text:h text:style-name="Heading_20_3" text:outline-level="3">1.1) LEDs</text:h>
      <text:p text:style-name="Standard">Check your three LEDs. They have a long leg – the Anode (+) and a short leg – the Cathode (-). Bend the legs gently, so you can fit them into the following breadboard holes:</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Standard">LED Colour</text:p>
          </table:table-cell>
          <table:table-cell table:style-name="Table1.A1" office:value-type="string">
            <text:p text:style-name="Standard">Cathode (-)</text:p>
          </table:table-cell>
          <table:table-cell table:style-name="Table1.C1" office:value-type="string">
            <text:p text:style-name="Standard">Anode (+)</text:p>
          </table:table-cell>
        </table:table-row>
        <table:table-row>
          <table:table-cell table:style-name="Table1.A2" office:value-type="string">
            <text:p text:style-name="Standard">Red</text:p>
          </table:table-cell>
          <table:table-cell table:style-name="Table1.A2" office:value-type="string">
            <text:p text:style-name="Standard">E4</text:p>
          </table:table-cell>
          <table:table-cell table:style-name="Table1.C2" office:value-type="string">
            <text:p text:style-name="Standard">I4</text:p>
          </table:table-cell>
        </table:table-row>
        <table:table-row>
          <table:table-cell table:style-name="Table1.A2" office:value-type="string">
            <text:p text:style-name="Standard">Yellow</text:p>
          </table:table-cell>
          <table:table-cell table:style-name="Table1.A2" office:value-type="string">
            <text:p text:style-name="Standard">E6</text:p>
          </table:table-cell>
          <table:table-cell table:style-name="Table1.C2" office:value-type="string">
            <text:p text:style-name="Standard">I6</text:p>
          </table:table-cell>
        </table:table-row>
        <table:table-row>
          <table:table-cell table:style-name="Table1.A2" office:value-type="string">
            <text:p text:style-name="Standard">Green</text:p>
          </table:table-cell>
          <table:table-cell table:style-name="Table1.A2" office:value-type="string">
            <text:p text:style-name="Standard">E8</text:p>
          </table:table-cell>
          <table:table-cell table:style-name="Table1.C2" office:value-type="string">
            <text:p text:style-name="Standard">I8</text:p>
          </table:table-cell>
        </table:table-row>
      </table:table>
      <text:h text:style-name="Heading_20_3" text:outline-level="3">1.2) Resistors</text:h>
      <text:p text:style-name="Standard">Resistors are all the same, and it doesn't matter which way around you connect them. Gently bend the legs to connect these pairs of breadboard holes:</text:p>
      <text:p text:style-name="Standard"/>
      <table:table table:name="Table2" table:style-name="Table2">
        <table:table-column table:style-name="Table2.A"/>
        <table:table-column table:style-name="Table2.B"/>
        <table:table-row>
          <table:table-cell table:style-name="Table2.A1" office:value-type="string">
            <text:p text:style-name="Standard">Resistor 1</text:p>
          </table:table-cell>
          <table:table-cell table:style-name="Table2.B1" office:value-type="string">
            <text:p text:style-name="Standard">D1 ↔ D4</text:p>
          </table:table-cell>
        </table:table-row>
        <table:table-row>
          <table:table-cell table:style-name="Table2.A2" office:value-type="string">
            <text:p text:style-name="Standard">Resistor 2</text:p>
          </table:table-cell>
          <table:table-cell table:style-name="Table2.B2" office:value-type="string">
            <text:p text:style-name="Standard">C1 ↔ C6</text:p>
          </table:table-cell>
        </table:table-row>
        <table:table-row>
          <table:table-cell table:style-name="Table2.A2" office:value-type="string">
            <text:p text:style-name="Standard">Resistor 3</text:p>
          </table:table-cell>
          <table:table-cell table:style-name="Table2.B2" office:value-type="string">
            <text:p text:style-name="Standard">B1 ↔ B8</text:p>
          </table:table-cell>
        </table:table-row>
      </table:table>
      <text:h text:style-name="Heading_20_3" text:outline-level="3">1.3) Wires</text:h>
      <text:p text:style-name="Standard"><text:span text:style-name="T4">With your Pi switched off</text:span><text:span text:style-name="T3">,</text:span> you're going to need to use wires to connect the breadboard to your Pi. It doesn't really matter which colour of wire you use with which connection, but remember which wire does which thing. If you can match some or all of your wire colours to LED colours, then go for it. If you can't, then institute your own system.</text:p>
      <text:p text:style-name="Standard"/>
      <table:table table:name="Table3" table:style-name="Table3">
        <table:table-column table:style-name="Table3.A" table:number-columns-repeated="2"/>
        <table:table-column table:style-name="Table3.C"/>
        <table:table-row>
          <table:table-cell table:style-name="Table3.A1" office:value-type="string">
            <text:p text:style-name="Standard">Connection</text:p>
          </table:table-cell>
          <table:table-cell table:style-name="Table3.A1" office:value-type="string">
            <text:p text:style-name="Standard">Hole on the Breadboard</text:p>
          </table:table-cell>
          <table:table-cell table:style-name="Table3.C1" office:value-type="string">
            <text:p text:style-name="Standard">Pin on the Pi</text:p>
          </table:table-cell>
        </table:table-row>
        <table:table-row>
          <table:table-cell table:style-name="Table3.A2" office:value-type="string">
            <text:p text:style-name="Standard">Red LED</text:p>
          </table:table-cell>
          <table:table-cell table:style-name="Table3.A2" office:value-type="string">
            <text:p text:style-name="Standard">J4</text:p>
          </table:table-cell>
          <table:table-cell table:style-name="Table3.C2" office:value-type="string">
            <text:p text:style-name="Standard">Pin 3</text:p>
          </table:table-cell>
        </table:table-row>
        <table:table-row>
          <table:table-cell table:style-name="Table3.A2" office:value-type="string">
            <text:p text:style-name="Standard">Yellow LED</text:p>
          </table:table-cell>
          <table:table-cell table:style-name="Table3.A2" office:value-type="string">
            <text:p text:style-name="Standard">J6</text:p>
          </table:table-cell>
          <table:table-cell table:style-name="Table3.C2" office:value-type="string">
            <text:p text:style-name="Standard">Pin 5</text:p>
          </table:table-cell>
        </table:table-row>
        <table:table-row>
          <table:table-cell table:style-name="Table3.A2" office:value-type="string">
            <text:p text:style-name="Standard">Green LED</text:p>
          </table:table-cell>
          <table:table-cell table:style-name="Table3.A2" office:value-type="string">
            <text:p text:style-name="Standard">J8</text:p>
          </table:table-cell>
          <table:table-cell table:style-name="Table3.C2" office:value-type="string">
            <text:p text:style-name="Standard">Pin 7</text:p>
          </table:table-cell>
        </table:table-row>
        <table:table-row>
          <table:table-cell table:style-name="Table3.A2" office:value-type="string">
            <text:p text:style-name="Standard">Earth</text:p>
          </table:table-cell>
          <table:table-cell table:style-name="Table3.A2" office:value-type="string">
            <text:p text:style-name="Standard">A1</text:p>
          </table:table-cell>
          <table:table-cell table:style-name="Table3.C2" office:value-type="string">
            <text:p text:style-name="Standard">Pin 25</text:p>
          </table:table-cell>
        </table:table-row>
      </table:table>
      <text:p text:style-name="Standard"/>
      <text:h text:style-name="Heading_20_2" text:outline-level="2">2) SOFTWARE</text:h>
      <text:h text:style-name="Heading_20_3" text:outline-level="3">2.1) Log in to your Raspberry Pi</text:h>
      <text:p text:style-name="Standard">username: pi</text:p>
      <text:p text:style-name="Standard">password: raspberry</text:p>
      <text:h text:style-name="Heading_20_3" text:outline-level="3"><text:soft-page-break/>2.2) Install software</text:h>
      <text:p text:style-name="Standard">Make sure your Raspberry pi is connected to the network. A good test is to “ping” a server online. You can do this by number, or by name. Let's try number first...</text:p>
      <text:p text:style-name="Standard"/>
      <text:p text:style-name="Preformatted_20_Text">ping 8.8.8.8</text:p>
      <text:p text:style-name="Preformatted_20_Text"/>
      <text:p text:style-name="Standard">This number just happens to be one of Google's nameservers. Press<text:span text:style-name="Teletype"> </text:span><text:span text:style-name="Teletype"><text:span text:style-name="T1">Ctrl-C</text:span></text:span><text:span text:style-name="Teletype"> </text:span>once you're satisfied you're connected. Now try with a name:</text:p>
      <text:p text:style-name="Standard"/>
      <text:p text:style-name="Preformatted_20_Text">ping google.com</text:p>
      <text:p text:style-name="Standard"/>
      <text:p text:style-name="Standard">If that works too, we're in business. Press<text:span text:style-name="Teletype"> </text:span><text:span text:style-name="Teletype"><text:span text:style-name="T1">Ctrl-C</text:span></text:span><text:span text:style-name="Teletype"> </text:span>to stop it.</text:p>
      <text:p text:style-name="Preformatted_20_Text"/>
      <text:p text:style-name="Preformatted_20_Text">wget -O TrafficLED.py -r tinyurl.com/pitraffic</text:p>
      <text:p text:style-name="Preformatted_20_Text"/>
      <text:p text:style-name="Standard">This command will download the software we need, and save it in a file called <text:span text:style-name="Teletype">TrafficLED.py</text:span>. If you like, you can see the source code with <text:span text:style-name="Source_20_Text"><text:span text:style-name="T2">cat TrafficLED.py</text:span></text:span></text:p>
      <text:p text:style-name="Standard"><text:span text:style-name="Source_20_Text"><text:span text:style-name="T2"/></text:span></text:p>
      <text:p text:style-name="P1"><text:span text:style-name="T5">import</text:span> time</text:p>
      <text:p text:style-name="P4"><text:span text:style-name="T5">import</text:span> <text:span text:style-name="T6">RPi</text:span><text:span text:style-name="T7">.</text:span>GPIO <text:span text:style-name="T5">as</text:span> GPIO</text:p>
      <text:p text:style-name="P3"/>
      <text:p text:style-name="P4">GPIO<text:span text:style-name="T7">.</text:span>cleanup<text:span text:style-name="T7">()</text:span></text:p>
      <text:p text:style-name="P4">GPIO<text:span text:style-name="T7">.</text:span>setmode<text:span text:style-name="T7">(</text:span>GPIO<text:span text:style-name="T7">.</text:span>BOARD<text:span text:style-name="T7">)</text:span></text:p>
      <text:p text:style-name="P3"/>
      <text:p text:style-name="P4">GPIO<text:span text:style-name="T7">.</text:span>setup<text:span text:style-name="T7">(</text:span><text:span text:style-name="T9">3</text:span><text:span text:style-name="T7">,</text:span>GPIO<text:span text:style-name="T7">.</text:span>OUT<text:span text:style-name="T7">)</text:span></text:p>
      <text:p text:style-name="P4">GPIO<text:span text:style-name="T7">.</text:span>setup<text:span text:style-name="T7">(</text:span><text:span text:style-name="T9">5</text:span><text:span text:style-name="T7">,</text:span>GPIO<text:span text:style-name="T7">.</text:span>OUT<text:span text:style-name="T7">)</text:span></text:p>
      <text:p text:style-name="P4">GPIO<text:span text:style-name="T7">.</text:span>setup<text:span text:style-name="T7">(</text:span><text:span text:style-name="T9">7</text:span><text:span text:style-name="T7">,</text:span>GPIO<text:span text:style-name="T7">.</text:span>OUT<text:span text:style-name="T7">)</text:span></text:p>
      <text:p text:style-name="P3"/>
      <text:p text:style-name="P4"><text:span text:style-name="T5">while</text:span> <text:span text:style-name="T5">True</text:span><text:span text:style-name="T7">:</text:span></text:p>
      <text:p text:style-name="P5"><text:s text:c="2"/><text:span text:style-name="T11">GPIO</text:span><text:span text:style-name="T8">.</text:span><text:span text:style-name="T11">output</text:span><text:span text:style-name="T8">(</text:span><text:span text:style-name="T10">5</text:span><text:span text:style-name="T8">,</text:span><text:span text:style-name="T11">GPIO</text:span><text:span text:style-name="T8">.</text:span><text:span text:style-name="T11">LOW</text:span><text:span text:style-name="T8">)</text:span></text:p>
      <text:p text:style-name="P5"><text:s text:c="2"/><text:span text:style-name="T11">GPIO</text:span><text:span text:style-name="T8">.</text:span><text:span text:style-name="T11">output</text:span><text:span text:style-name="T8">(</text:span><text:span text:style-name="T10">3</text:span><text:span text:style-name="T8">,</text:span><text:span text:style-name="T11">GPIO</text:span><text:span text:style-name="T8">.</text:span><text:span text:style-name="T11">HIGH</text:span><text:span text:style-name="T8">)</text:span></text:p>
      <text:p text:style-name="P5"><text:s text:c="2"/><text:span text:style-name="T11">time</text:span><text:span text:style-name="T8">.</text:span><text:span text:style-name="T11">sleep</text:span><text:span text:style-name="T8">(</text:span><text:span text:style-name="T10">2</text:span><text:span text:style-name="T8">)</text:span></text:p>
      <text:p text:style-name="P3"/>
      <text:p text:style-name="P5"><text:s text:c="2"/><text:span text:style-name="T11">GPIO</text:span><text:span text:style-name="T8">.</text:span><text:span text:style-name="T11">output</text:span><text:span text:style-name="T8">(</text:span><text:span text:style-name="T10">5</text:span><text:span text:style-name="T8">,</text:span><text:span text:style-name="T11">GPIO</text:span><text:span text:style-name="T8">.</text:span><text:span text:style-name="T11">HIGH</text:span><text:span text:style-name="T8">)</text:span></text:p>
      <text:p text:style-name="P5"><text:s text:c="2"/><text:span text:style-name="T11">time</text:span><text:span text:style-name="T8">.</text:span><text:span text:style-name="T11">sleep</text:span><text:span text:style-name="T8">(</text:span><text:span text:style-name="T10">2</text:span><text:span text:style-name="T8">)</text:span></text:p>
      <text:p text:style-name="P3"/>
      <text:p text:style-name="P5"><text:s text:c="2"/><text:span text:style-name="T11">GPIO</text:span><text:span text:style-name="T8">.</text:span><text:span text:style-name="T11">output</text:span><text:span text:style-name="T8">(</text:span><text:span text:style-name="T10">5</text:span><text:span text:style-name="T8">,</text:span><text:span text:style-name="T11">GPIO</text:span><text:span text:style-name="T8">.</text:span><text:span text:style-name="T11">LOW</text:span><text:span text:style-name="T8">)</text:span></text:p>
      <text:p text:style-name="P5"><text:s text:c="2"/><text:span text:style-name="T11">GPIO</text:span><text:span text:style-name="T8">.</text:span><text:span text:style-name="T11">output</text:span><text:span text:style-name="T8">(</text:span><text:span text:style-name="T10">3</text:span><text:span text:style-name="T8">,</text:span><text:span text:style-name="T11">GPIO</text:span><text:span text:style-name="T8">.</text:span><text:span text:style-name="T11">LOW</text:span><text:span text:style-name="T8">)</text:span></text:p>
      <text:p text:style-name="P5"><text:s text:c="2"/><text:span text:style-name="T11">GPIO</text:span><text:span text:style-name="T8">.</text:span><text:span text:style-name="T11">output</text:span><text:span text:style-name="T8">(</text:span><text:span text:style-name="T10">7</text:span><text:span text:style-name="T8">,</text:span><text:span text:style-name="T11">GPIO</text:span><text:span text:style-name="T8">.</text:span><text:span text:style-name="T11">HIGH</text:span><text:span text:style-name="T8">)</text:span></text:p>
      <text:p text:style-name="P5"><text:s text:c="2"/><text:span text:style-name="T11">time</text:span><text:span text:style-name="T8">.</text:span><text:span text:style-name="T11">sleep</text:span><text:span text:style-name="T8">(</text:span><text:span text:style-name="T10">2</text:span><text:span text:style-name="T8">)</text:span></text:p>
      <text:p text:style-name="P3"/>
      <text:p text:style-name="P5"><text:s text:c="2"/><text:span text:style-name="T11">GPIO</text:span><text:span text:style-name="T8">.</text:span><text:span text:style-name="T11">output</text:span><text:span text:style-name="T8">(</text:span><text:span text:style-name="T10">7</text:span><text:span text:style-name="T8">,</text:span><text:span text:style-name="T11">GPIO</text:span><text:span text:style-name="T8">.</text:span><text:span text:style-name="T11">LOW</text:span><text:span text:style-name="T8">)</text:span></text:p>
      <text:p text:style-name="P5"><text:s text:c="2"/><text:span text:style-name="T11">GPIO</text:span><text:span text:style-name="T8">.</text:span><text:span text:style-name="T11">output</text:span><text:span text:style-name="T8">(</text:span><text:span text:style-name="T10">5</text:span><text:span text:style-name="T8">,</text:span><text:span text:style-name="T11">GPIO</text:span><text:span text:style-name="T8">.</text:span><text:span text:style-name="T11">HIGH</text:span><text:span text:style-name="T8">)</text:span></text:p>
      <text:p text:style-name="P2"><text:span text:style-name="T12"><text:s text:c="2"/></text:span><text:span text:style-name="T13">time</text:span><text:span text:style-name="T14">.</text:span><text:span text:style-name="T13">sleep</text:span><text:span text:style-name="T14">(</text:span><text:span text:style-name="T15">2</text:span><text:span text:style-name="T14">)</text:span></text:p>
      <text:h text:style-name="Heading_20_3" text:outline-level="3">2.3) Run Software</text:h>
      <text:p text:style-name="Preformatted_20_Text">sudo python TrafficLED.py</text:p>
      <text:p text:style-name="Preformatted_20_Text"/>
      <text:h text:style-name="Heading_20_3" text:outline-level="3">3) DEBUGGING &amp; Improvements</text:h>
      <text:p text:style-name="Standard">Running the software is just the start. Does it work correctly? Can we make any improvements? We can edit the source code with:</text:p>
      <text:p text:style-name="Standard"/>
      <text:p text:style-name="Preformatted_20_Text">nano TrafficLED.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onospace" svg:font-family="monospace"/>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FreeSans2"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size="10pt" style:font-name-asian="Droid Sans Fallback1" style:font-size-asian="10.5pt" style:font-name-complex="FreeSans2"/>
    </style:style>
    <style:style style:name="Source_20_Text" style:display-name="Source Text" style:family="text">
      <style:text-properties style:font-name="DejaVu Sans Mono" style:font-name-asian="Droid Sans Fallback1" style:font-name-complex="FreeSans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1T12:48:48</meta:creation-date>
    <dc:date>2013-10-01T20:45:03</dc:date>
    <meta:editing-duration>PT1H16M38S</meta:editing-duration>
    <meta:editing-cycles>7</meta:editing-cycles>
    <meta:generator>LibreOffice/3.5$Linux_X86_64 LibreOffice_project/350m1$Build-2</meta:generator>
    <meta:print-date>2013-10-01T13:37:16</meta:print-date>
    <dc:creator>Hamish Cunningham</dc:creator>
    <meta:document-statistic meta:table-count="3" meta:image-count="0" meta:object-count="0" meta:page-count="2" meta:paragraph-count="79" meta:word-count="398" meta:character-count="2401" meta:non-whitespace-character-count="2058"/>
  </office:meta>
</office:document-meta>
</file>